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20100000080000000807A7F7138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0.474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2.166cm"/>
    </style:style>
    <style:style style:family="table-row" style:name="ro1">
      <style:table-row-properties fo:break-before="auto" style:row-height="0.979cm" style:use-optimal-row-height="false"/>
    </style:style>
    <style:style style:family="table-row" style:name="ro2">
      <style:table-row-properties fo:break-before="auto" style:row-height="0.423cm" style:use-optimal-row-height="false"/>
    </style:style>
    <style:style style:family="table-row" style:name="ro3">
      <style:table-row-properties fo:break-before="auto" style:row-height="0.212cm" style:use-optimal-row-height="false"/>
    </style:style>
    <style:style style:family="table-row" style:name="ro4">
      <style:table-row-properties fo:break-before="auto" style:row-height="0.185cm" style:use-optimal-row-height="false"/>
    </style:style>
    <style:style style:family="table-row" style:name="ro5">
      <style:table-row-properties fo:break-before="auto" style:row-height="0.106cm" style:use-optimal-row-height="false"/>
    </style:style>
    <style:style style:family="table-row" style:name="ro6">
      <style:table-row-properties fo:break-before="auto" style:row-height="0.238cm" style:use-optimal-row-height="false"/>
    </style:style>
    <style:style style:family="table-row" style:name="ro7">
      <style:table-row-properties fo:break-before="auto" style:row-height="0.265cm" style:use-optimal-row-height="false"/>
    </style:style>
    <style:style style:family="table-row" style:name="ro8">
      <style:table-row-properties fo:break-before="auto" style:row-height="0.397cm" style:use-optimal-row-height="false"/>
    </style:style>
    <style:style style:family="table-row" style:name="ro9">
      <style:table-row-properties fo:break-before="auto" style:row-height="0.476cm" style:use-optimal-row-height="false"/>
    </style:style>
    <style:style style:family="table-row" style:name="ro10">
      <style:table-row-properties fo:break-before="auto" style:row-height="0.132cm" style:use-optimal-row-height="false"/>
    </style:style>
    <style:style style:family="table-row" style:name="ro11">
      <style:table-row-properties fo:break-before="auto" style:row-height="0.37cm" style:use-optimal-row-height="false"/>
    </style:style>
    <style:style style:family="table-row" style:name="ro12">
      <style:table-row-properties fo:break-before="auto" style:row-height="0.45cm" style:use-optimal-row-height="false"/>
    </style:style>
    <style:style style:family="table" style:master-page-name="PageStyle_5f_Feuil1" style:name="ta1">
      <style:table-properties style:writing-mode="lr-tb" table:display="true"/>
    </style:style>
    <style:style style:family="table" style:master-page-name="PageStyle_5f_Feuil2" style:name="ta2">
      <style:table-properties style:writing-mode="lr-tb" table:display="true"/>
    </style:style>
    <style:style style:family="table" style:master-page-name="PageStyle_5f_Feuil3" style:name="ta3">
      <style:table-properties style:writing-mode="lr-tb" table:display="true"/>
    </style:style>
    <number:number-style style:name="N4">
      <number:number number:decimal-places="2" number:grouping="true" number:min-integer-digits="1"/>
    </number:number-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family="table-cell" style:name="ce1" style:parent-style-name="Default">
      <style:table-cell-properties fo:background-color="#000080" fo:border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" style:parent-style-name="Default">
      <style:table-cell-properties fo:background-color="#000080" fo:border-bottom="1.76pt solid #313739" fo:border-left="none" fo:border-right="none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automatic"/>
      <style:paragraph-properties css3t:text-justify="auto" fo:margin-left="0cm" fo:text-align="start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fo:background-color="#cc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2" style:parent-style-name="Default">
      <style:table-cell-properties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" style:parent-style-name="Default">
      <style:table-cell-properties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" style:parent-style-name="Default">
      <style:table-cell-properties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1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8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9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0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21" style:parent-style-name="Default">
      <style:table-cell-properties fo:background-color="#ffffff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2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3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4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5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6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7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8" style:parent-style-name="Default">
      <style:table-cell-properties fo:background-color="#ccffff"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9" style:parent-style-name="Default">
      <style:table-cell-properties fo:background-color="#ccffff"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0" style:parent-style-name="Default">
      <style:table-cell-properties fo:background-color="#ccffff"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4pt" fo:font-style="normal" fo:font-weight="bold" fo:text-shadow="none" style:font-name="Tahoma" style:font-name-complex="Tahoma" style:font-size-asian="14pt" style:font-size-complex="14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33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4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5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6" style:parent-style-name="Default">
      <style:table-cell-properties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7" style:parent-style-name="Default">
      <style:table-cell-properties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8" style:parent-style-name="Default">
      <style:table-cell-properties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9" style:parent-style-name="Default">
      <style:table-cell-properties fo:border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1" style:parent-style-name="Default">
      <style:table-cell-properties fo:border="none" fo:padding="0.071cm" fo:wrap-option="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3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4" style:family="table-cell" style:name="ce46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47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8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9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0" style:parent-style-name="Default">
      <style:table-cell-properties fo:background-color="#ccffff"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1" style:parent-style-name="Default">
      <style:table-cell-properties fo:background-color="#ccffff"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2" style:parent-style-name="Default">
      <style:table-cell-properties fo:background-color="#ccffff"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4" style:parent-style-name="Default">
      <style:table-cell-properties fo:background-color="#ffffff" fo:border-bottom="0.74pt solid #313739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6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7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8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9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0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1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2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3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4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6" style:parent-style-name="Default">
      <style:table-cell-properties fo:background-color="#ffffff" fo:border-bottom="0.74pt solid #313739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7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8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9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0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2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3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4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5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13" style:family="table-cell" style:name="ce7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7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8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9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0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1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3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4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5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6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36" style:family="table-cell" style:name="ce87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8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9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0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92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3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4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5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6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6" style:family="table-cell" style:name="ce9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8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end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9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0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1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2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3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5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6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7" style:parent-style-name="Default">
      <style:table-cell-properties fo:border-bottom="none" fo:border-left="0.74pt solid #313739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8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9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0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1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3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4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5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6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7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8" style:parent-style-name="Default">
      <style:table-cell-properties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9" style:parent-style-name="Default">
      <style:table-cell-properties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0" style:parent-style-name="Default">
      <style:table-cell-properties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1" style:parent-style-name="Default">
      <style:table-cell-properties fo:background-color="#cc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2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3" style:parent-style-name="Default">
      <style:table-cell-properties fo:background-color="#ccffff" fo:border-bottom="none" fo:border-left="0.74pt solid #313739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4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5" style:parent-style-name="Default">
      <style:table-cell-properties fo:background-color="transparent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6" style:parent-style-name="Default">
      <style:table-cell-properties fo:background-color="transparent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7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8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9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0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1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2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3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4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5" style:parent-style-name="Default">
      <style:table-cell-properties fo:padding="0.071cm"/>
    </style:style>
    <style:style style:family="table-cell" style:name="ce136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7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8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9" style:parent-style-name="Default">
      <style:table-cell-properties fo:background-color="#cc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0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1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2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3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4" style:parent-style-name="Default">
      <style:table-cell-properties fo:background-color="#ff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5" style:parent-style-name="Default">
      <style:table-cell-properties fo:background-color="#ccffff"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6" style:parent-style-name="Default">
      <style:table-cell-properties fo:background-color="#ccffff"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7" style:parent-style-name="Default">
      <style:table-cell-properties fo:background-color="#ccffff"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8" style:parent-style-name="Default">
      <style:table-cell-properties fo:background-color="#000080" fo:border-bottom="1.76pt solid #313739" fo:border-left="none" fo:border-right="1.76pt solid #313739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graphic" style:name="gr1">
      <style:graphic-properties draw:auto-grow-height="false" draw:blue="0%" draw:color-mode="standard" draw:contrast="0%" draw:fill="none" draw:fill-color="#ffffff" draw:gamma="100%" draw:green="0%" draw:image-opacity="100%" draw:luminance="0%" draw:red="0%" draw:shadow-color="#808080" draw:stroke="none" draw:textarea-horizontal-align="justify" draw:textarea-vertical-align="top" fo:clip="rect(0cm, 0cm, 0cm, 0cm)" fo:padding-bottom="0.13cm" fo:padding-left="0.25cm" fo:padding-right="0.25cm" fo:padding-top="0.13cm" fo:wrap-option="wrap" style:mirror="none"/>
    </style:style>
    <style:style style:family="paragraph" style:name="P1">
      <style:paragraph-properties fo:text-align="center" style:writing-mode="lr-tb"/>
    </style:style>
    <style:style style:family="text" style:name="T1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2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-33%" style:text-underline-color="font-color" style:text-underline-style="none"/>
    </style:style>
    <style:style style:family="text" style:name="T3">
      <style:text-properties fo:color="#000080" fo:font-size="7pt" fo:font-style="normal" fo:font-weight="bold" fo:text-shadow="none" style:font-name="Tahoma" style:font-size-asian="7pt" style:font-size-complex="7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4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5">
      <style:text-properties fo:color="#000080" fo:font-size="10pt" fo:font-style="normal" fo:font-weight="bold" fo:text-shadow="none" style:font-name="Tahoma" style:font-size-asian="10pt" style:font-size-complex="10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6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7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</office:automatic-styles>
  <office:body>
    <office:spreadsheet table:protection-key="983bc9tOthW1rxONtWTZDh+lQOU=" table:protection-key-digest-algorithm="http://docs.oasis-open.org/office/ns/table/legacy-hash-excel" table:protection-key-digest-algorithm-2="http://www.w3.org/2000/09/xmldsig#sha1" table:structure-protected="true">
      <table:calculation-settings table:automatic-find-labels="false" table:case-sensitive="false" table:use-regular-expressions="false"/>
      <table:table table:name="Feuil1" table:style-name="ta1">
        <office:forms form:apply-design-mode="false" form:automatic-focus="false"/>
        <table:table-column table:default-cell-style-name="ce2" table:style-name="co1"/>
        <table:table-column table:default-cell-style-name="ce2" table:number-columns-repeated="256" table:style-name="co2"/>
        <table:table-column table:default-cell-style-name="Default" table:number-columns-repeated="767" table:style-name="co2"/>
        <table:table-row table:style-name="ro1">
          <table:table-cell calcext:value-type="string" office:value-type="string" table:number-columns-spanned="38" table:number-rows-spanned="1" table:style-name="ce1">
            <text:p>DEMANDE D'ORDRE DE MISSION</text:p>
          </table:table-cell>
          <table:covered-table-cell table:number-columns-repeated="36" table:style-name="ce4"/>
          <table:covered-table-cell table:style-name="ce148"/>
          <table:table-cell table:number-columns-repeated="986"/>
        </table:table-row>
        <table:table-row table:style-name="ro2">
          <table:table-cell/>
          <table:table-cell calcext:value-type="string" office:value-type="string" table:style-name="ce5">
            <text:p>Ne pas remplir les zones colorées</text:p>
          </table:table-cell>
          <table:table-cell table:number-columns-repeated="36" table:style-name="ce32"/>
          <table:table-cell table:number-columns-repeated="986"/>
        </table:table-row>
        <table:table-row table:style-name="ro3">
          <table:table-cell/>
          <table:table-cell table:style-name="ce6"/>
          <table:table-cell table:number-columns-repeated="27" table:style-name="ce33"/>
          <table:table-cell table:style-name="ce125"/>
          <table:table-cell table:number-columns-repeated="6" table:style-name="ce132"/>
          <table:table-cell table:style-name="ce136"/>
          <table:table-cell table:number-columns-repeated="987"/>
        </table:table-row>
        <table:table-row table:style-name="ro2">
          <table:table-cell/>
          <table:table-cell table:style-name="ce7"/>
          <table:table-cell calcext:value-type="string" office:value-type="string" table:number-columns-spanned="4" table:number-rows-spanned="2" table:style-name="ce34">
            <text:p>Matricule</text:p>
          </table:table-cell>
          <table:covered-table-cell table:number-columns-repeated="3" table:style-name="ce34"/>
          <table:table-cell table:style-name="ce60"/>
          <table:table-cell table:number-columns-spanned="6" table:number-rows-spanned="2" table:style-name="ce63"/>
          <table:covered-table-cell table:number-columns-repeated="4" table:style-name="ce69"/>
          <table:covered-table-cell table:style-name="ce85"/>
          <table:table-cell table:style-name="ce92"/>
          <table:table-cell calcext:value-type="string" office:value-type="string" table:number-columns-spanned="3" table:number-rows-spanned="2" table:style-name="ce34">
            <text:p>OM n°</text:p>
          </table:table-cell>
          <table:covered-table-cell table:number-columns-repeated="2" table:style-name="ce34"/>
          <table:table-cell table:style-name="ce60"/>
          <table:table-cell table:number-columns-spanned="6" table:number-rows-spanned="2" table:style-name="ce99"/>
          <table:covered-table-cell table:number-columns-repeated="4" table:style-name="ce105"/>
          <table:covered-table-cell table:style-name="ce113"/>
          <table:table-cell table:number-columns-repeated="5" table:style-name="ce92"/>
          <table:table-cell table:style-name="ce126"/>
          <table:table-cell calcext:value-type="string" office:value-type="string" table:style-name="ce133">
            <text:p>sans frais</text:p>
          </table:table-cell>
          <table:table-cell table:number-columns-repeated="2" table:style-name="ce133"/>
          <table:table-cell table:style-name="ce3"/>
          <table:table-cell table:style-name="ce99"/>
          <table:table-cell table:style-name="ce133"/>
          <table:table-cell table:style-name="ce137"/>
          <table:table-cell table:style-name="ce3"/>
          <table:table-cell table:number-columns-repeated="986"/>
        </table:table-row>
        <table:table-row table:style-name="ro2">
          <table:table-cell/>
          <table:table-cell table:style-name="ce7"/>
          <table:covered-table-cell table:number-columns-repeated="4" table:style-name="ce34"/>
          <table:table-cell table:style-name="ce60"/>
          <table:covered-table-cell table:style-name="ce64"/>
          <table:covered-table-cell table:number-columns-repeated="4" table:style-name="ce70"/>
          <table:covered-table-cell table:style-name="ce86"/>
          <table:table-cell table:style-name="ce92"/>
          <table:covered-table-cell table:number-columns-repeated="3" table:style-name="ce34"/>
          <table:table-cell table:style-name="ce60"/>
          <table:covered-table-cell table:style-name="ce100"/>
          <table:covered-table-cell table:number-columns-repeated="4" table:style-name="ce106"/>
          <table:covered-table-cell table:style-name="ce114"/>
          <table:table-cell table:number-columns-repeated="5" table:style-name="ce92"/>
          <table:table-cell table:style-name="ce126"/>
          <table:table-cell table:number-columns-repeated="6" table:style-name="ce133"/>
          <table:table-cell table:style-name="ce137"/>
          <table:table-cell table:style-name="ce3"/>
          <table:table-cell table:number-columns-repeated="986"/>
        </table:table-row>
        <table:table-row table:style-name="ro4">
          <table:table-cell/>
          <table:table-cell table:style-name="ce8"/>
          <table:table-cell table:number-columns-repeated="27" table:style-name="ce35"/>
          <table:table-cell table:style-name="ce127"/>
          <table:table-cell table:number-columns-repeated="6" table:style-name="ce134"/>
          <table:table-cell table:style-name="ce138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" table:number-rows-spanned="2" table:style-name="ce9">
            <text:p>NOM</text:p>
          </table:table-cell>
          <table:covered-table-cell table:number-columns-repeated="2" table:style-name="ce10"/>
          <table:covered-table-cell table:style-name="ce57"/>
          <table:table-cell office:string-value="Elsa" office:value-type="string" table:number-columns-spanned="14" table:number-rows-spanned="2" table:style-name="ce58">
            <text:p>Elsa</text:p>
          </table:table-cell>
          <table:covered-table-cell table:number-columns-repeated="12" table:style-name="ce61"/>
          <table:covered-table-cell table:style-name="ce101"/>
          <table:table-cell calcext:value-type="string" office:value-type="string" table:number-columns-spanned="5" table:number-rows-spanned="2" table:style-name="ce107">
            <text:p>Prénom</text:p>
          </table:table-cell>
          <table:covered-table-cell table:number-columns-repeated="3" table:style-name="ce109"/>
          <table:covered-table-cell table:style-name="ce115"/>
          <table:table-cell office:string-value="Negre" office:value-type="string" table:number-columns-spanned="13" table:number-rows-spanned="2" table:style-name="ce58">
            <text:p>Negre</text:p>
          </table:table-cell>
          <table:covered-table-cell table:number-columns-repeated="11" table:style-name="ce61"/>
          <table:covered-table-cell table:style-name="ce101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2" table:style-name="ce62"/>
          <table:covered-table-cell table:style-name="ce102"/>
          <table:covered-table-cell table:style-name="ce108"/>
          <table:covered-table-cell table:number-columns-repeated="3" table:style-name="ce109"/>
          <table:covered-table-cell table:style-name="ce115"/>
          <table:covered-table-cell table:style-name="ce59"/>
          <table:covered-table-cell table:number-columns-repeated="11" table:style-name="ce62"/>
          <table:covered-table-cell table:style-name="ce102"/>
          <table:table-cell table:style-name="ce3"/>
          <table:table-cell table:number-columns-repeated="986"/>
        </table:table-row>
        <table:table-row table:style-name="ro5">
          <table:table-cell/>
          <table:table-cell>
            <draw:frame draw:name="Picture 34" draw:style-name="gr1" draw:text-style-name="P1" draw:z-index="0" svg:height="0.875cm" svg:width="0.927cm" svg:x="0cm" svg:y="0.053cm" table:end-cell-address="Feuil1.D12" table:end-x="0.029cm" table:end-y="0.397cm" text:anchor-type="paragraph">
              <draw:image xlink:actuate="onLoad" xlink:href="Pictures/1000020100000080000000807A7F7138.png" xlink:show="embed" xlink:type="simple">
                <text:p/>
              </draw:image>
              <svg:desc>http://icons.iconarchive.com/icons/wwalczyszyn/android-style-honeycomb/128/Mail-icon.png</svg:desc>
            </draw:frame>
          </table:table-cell>
          <table:table-cell table:number-columns-repeated="2"/>
          <table:table-cell table:style-name="ce3"/>
          <table:table-cell table:number-columns-repeated="16" table:style-name="ce53"/>
          <table:table-cell/>
          <table:table-cell table:number-columns-repeated="3" table:style-name="ce31"/>
          <table:table-cell table:number-columns-repeated="12" table:style-name="ce53"/>
          <table:table-cell table:style-name="ce3"/>
          <table:table-cell table:number-columns-repeated="986"/>
        </table:table-row>
        <table:table-row table:style-name="ro2">
          <table:table-cell/>
          <table:table-cell table:number-columns-spanned="4" table:number-rows-spanned="2" table:style-name="ce9"/>
          <table:covered-table-cell table:number-columns-repeated="2" table:style-name="ce10"/>
          <table:covered-table-cell table:style-name="ce57"/>
          <table:table-cell office:string-value="elsa.negre@lamsade.dauphine.fr" office:value-type="string" table:number-columns-spanned="17" table:number-rows-spanned="2" table:style-name="ce58">
            <text:p>elsa.negre@lamsade.dauphine.fr</text:p>
          </table:table-cell>
          <table:covered-table-cell table:number-columns-repeated="15" table:style-name="ce61"/>
          <table:covered-table-cell table:style-name="ce101"/>
          <table:table-cell table:style-name="ce112"/>
          <table:table-cell calcext:value-type="string" office:value-type="string" table:number-columns-spanned="5" table:number-rows-spanned="2" table:style-name="ce116">
            <text:p>Convention</text:p>
          </table:table-cell>
          <table:covered-table-cell table:number-columns-repeated="3" table:style-name="ce117"/>
          <table:covered-table-cell table:style-name="ce116"/>
          <table:table-cell table:number-columns-spanned="9" table:number-rows-spanned="2" table:style-name="ce121"/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5" table:style-name="ce62"/>
          <table:covered-table-cell table:style-name="ce102"/>
          <table:table-cell table:style-name="ce112"/>
          <table:covered-table-cell table:number-columns-repeated="4" table:style-name="ce117"/>
          <table:covered-table-cell table:style-name="ce116"/>
          <table:covered-table-cell table:style-name="ce122"/>
          <table:covered-table-cell table:number-columns-repeated="7" table:style-name="ce129"/>
          <table:covered-table-cell table:style-name="ce140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style-name="ce11">
            <text:p>Motif de la mission <text:span text:style-name="T1">(merci de joindre la lettre d'invitation et/ou le programme correspondant)</text:span></text:p>
          </table:table-cell>
          <table:table-cell table:number-columns-repeated="39"/>
          <table:table-cell table:style-name="ce135"/>
          <table:table-cell table:number-columns-repeated="982"/>
        </table:table-row>
        <table:table-row table:style-name="ro2">
          <table:table-cell/>
          <table:table-cell table:number-columns-spanned="26" table:number-rows-spanned="6" table:style-name="ce12"/>
          <table:covered-table-cell table:number-columns-repeated="24" table:style-name="ce36"/>
          <table:covered-table-cell table:style-name="ce118"/>
          <table:table-cell table:style-name="ce112"/>
          <table:table-cell calcext:value-type="string" office:value-type="string" table:number-columns-spanned="9" table:number-rows-spanned="2" table:style-name="ce123">
            <text:p>Estimation coût total</text:p>
          </table:table-cell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covered-table-cell table:style-name="ce124"/>
          <table:covered-table-cell table:number-columns-repeated="7" table:style-name="ce34"/>
          <table:covered-table-cell table:style-name="ce141"/>
          <table:table-cell table:style-name="ce3"/>
          <table:table-cell table:number-columns-repeated="986"/>
        </table:table-row>
        <table:table-row table:style-name="ro6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table-cell table:number-columns-spanned="7" table:number-rows-spanned="3" table:style-name="ce130"/>
          <table:covered-table-cell table:number-columns-repeated="5" table:style-name="ce93"/>
          <table:covered-table-cell table:style-name="ce110"/>
          <table:table-cell table:style-name="ce142"/>
          <table:table-cell table:style-name="ce3"/>
          <table:table-cell table:number-columns-repeated="986"/>
        </table:table-row>
        <table:table-row table:style-name="ro7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131"/>
          <table:covered-table-cell table:number-columns-repeated="5" table:style-name="ce53"/>
          <table:covered-table-cell table:style-name="ce79"/>
          <table:table-cell table:style-name="ce142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88"/>
          <table:covered-table-cell table:number-columns-repeated="5" table:style-name="ce94"/>
          <table:covered-table-cell table:style-name="ce111"/>
          <table:table-cell table:style-name="ce142"/>
          <table:table-cell table:style-name="ce3"/>
          <table:table-cell table:number-columns-repeated="986"/>
        </table:table-row>
        <table:table-row table:style-name="ro4">
          <table:table-cell/>
          <table:covered-table-cell table:style-name="ce14"/>
          <table:covered-table-cell table:number-columns-repeated="24" table:style-name="ce38"/>
          <table:covered-table-cell table:style-name="ce120"/>
          <table:table-cell table:style-name="ce112"/>
          <table:table-cell table:style-name="ce8"/>
          <table:table-cell table:number-columns-repeated="7" table:style-name="ce35"/>
          <table:table-cell table:style-name="ce143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39">
            <text:p>Déplacement 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8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41">
            <text:p>Mission</text:p>
            <text:p><text:span text:style-name="T1">(si dates différentes)</text:span>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office:string-value="2017-06-05" office:value-type="string" table:number-columns-spanned="9" table:number-rows-spanned="2" table:style-name="ce87">
            <text:p>2017-06-05</text:p>
          </table:table-cell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office:string-value="2017-06-07" office:value-type="string" table:number-columns-spanned="9" table:number-rows-spanned="2" table:style-name="ce87">
            <text:p>2017-06-07</text:p>
          </table:table-cell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2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/>
          <table:table-cell table:style-name="ce135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calcext:value-type="string" office:value-type="string" table:style-name="ce15">
            <text:p>ALLER</text:p>
          </table:table-cell>
          <table:table-cell table:number-columns-repeated="35" table:style-name="ce42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office:string-value="Tokyo ,Japon" office:value-type="string" table:number-columns-spanned="10" table:number-rows-spanned="2" table:style-name="ce18">
            <text:p>Tokyo ,Japon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3">
          <table:table-cell table:style-name="ce3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style-name="ce20">
            <text:p>RETOUR</text:p>
          </table:table-cell>
          <table:table-cell table:number-columns-repeated="9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Tokyo ,Japon" office:value-type="string" table:number-columns-spanned="10" table:number-rows-spanned="2" table:style-name="ce18">
            <text:p>Tokyo ,Japon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5">
          <table:table-cell/>
          <table:table-cell table:style-name="ce21"/>
          <table:table-cell table:number-columns-repeated="14" table:style-name="ce16"/>
          <table:table-cell table:number-columns-repeated="6" table:style-name="ce21"/>
          <table:table-cell table:number-columns-repeated="14" table:style-name="ce16"/>
          <table:table-cell table:style-name="ce21"/>
          <table:table-cell table:number-columns-repeated="987"/>
        </table:table-row>
        <table:table-row table:style-name="ro9">
          <table:table-cell/>
          <table:table-cell table:style-name="ce22"/>
          <table:table-cell calcext:value-type="string" office:value-type="string" table:style-name="ce45">
            <text:p>Transports utilisés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Avio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style-name="ce76"/>
          <table:table-cell table:number-columns-repeated="3" table:style-name="ce16"/>
          <table:table-cell table:style-name="ce17"/>
          <table:table-cell calcext:value-type="string" office:value-type="string" table:style-name="ce16">
            <text:p>Métro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16">
            <text:p>Bateau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5" table:style-name="ce16"/>
          <table:table-cell table:number-columns-repeated="3" table:style-name="ce65"/>
          <table:table-cell table:number-columns-repeated="2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Trai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number-columns-repeated="4" table:style-name="ce16"/>
          <table:table-cell table:style-name="ce17"/>
          <table:table-cell calcext:value-type="string" office:value-type="string" table:style-name="ce16">
            <text:p>Bus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Train couchette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RER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Taxi <text:span text:style-name="T1">(y compris à l'étranger)</text:span>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Location de voiture</text:p>
          </table:table-cell>
          <table:table-cell table:style-name="ce16"/>
          <table:table-cell table:style-name="ce2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Navette <text:span text:style-name="T1">(y compris maritime)</text:span>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Véhicule personnel <text:span text:style-name="T1">(joindre carte grise + assurance professionnelle)</text:span></text:p>
          </table:table-cell>
          <table:table-cell table:number-columns-repeated="12" table:style-name="ce16"/>
          <table:table-cell/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25" table:style-name="ce16"/>
          <table:table-cell table:style-name="ce65"/>
          <table:table-cell table:number-columns-repeated="8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style-name="ce91"/>
          <table:table-cell table:style-name="ce16"/>
          <table:table-cell table:style-name="ce17"/>
          <table:table-cell calcext:value-type="string" office:value-type="string">
            <text:p>Autre <text:span text:style-name="T1">(à preciser dans l'onglet commentaire ex: visa)</text:span></text:p>
          </table:table-cell>
          <table:table-cell/>
          <table:table-cell table:number-columns-repeated="2" table:style-name="ce16"/>
          <table:table-cell table:style-name="ce65"/>
          <table:table-cell table:number-columns-repeated="2" table:style-name="ce16"/>
          <table:table-cell table:number-columns-repeated="9" table:style-name="ce9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style-name="ce91"/>
          <table:table-cell table:style-name="ce16"/>
          <table:table-cell table:number-columns-repeated="3"/>
          <table:table-cell table:number-columns-repeated="2" table:style-name="ce16"/>
          <table:table-cell table:style-name="ce65"/>
          <table:table-cell table:number-columns-repeated="1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91"/>
          <table:table-cell table:style-name="ce16"/>
          <table:table-cell table:number-columns-repeated="3"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2"/>
          <table:table-cell table:number-columns-repeated="11" table:style-name="ce103"/>
          <table:table-cell table:style-name="ce17"/>
          <table:table-cell/>
          <table:table-cell table:number-columns-repeated="2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5">
            <text:p><text:span text:style-name="T2">*</text:span></text:p>
          </table:table-cell>
          <table:table-cell calcext:value-type="string" office:value-type="string" table:style-name="ce48">
            <text:p>Inscription 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2">
          <table:table-cell/>
          <table:table-cell table:style-name="ce24"/>
          <table:table-cell calcext:value-type="string" office:value-type="string" table:style-name="ce49">
            <text:p>(colloque, conférence, workshop, etc.)</text:p>
          </table:table-cell>
          <table:table-cell table:number-columns-repeated="20" table:style-name="ce16"/>
          <table:table-cell calcext:value-type="string" office:value-type="string" table:style-name="ce16">
            <text:p>Hébergement compris</text:p>
          </table:table-cell>
          <table:table-cell table:number-columns-repeated="8" table:style-name="ce16"/>
          <table:table-cell table:style-name="ce17"/>
          <table:table-cell table:number-columns-repeated="3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number-columns-repeated="6" table:style-name="ce16"/>
          <table:table-cell/>
          <table:table-cell table:number-columns-repeated="4" table:style-name="ce16"/>
          <table:table-cell calcext:value-type="string" office:value-type="string" table:style-name="ce16">
            <text:p>Repas compris</text:p>
          </table:table-cell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 table:number-columns-repeated="3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number-columns-repeated="24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number-columns-repeated="4" table:style-name="ce16"/>
          <table:table-cell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4" table:style-name="ce16"/>
          <table:table-cell/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/>
          <table:table-cell table:number-columns-repeated="2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5">
          <table:table-cell/>
          <table:table-cell table:style-name="ce19"/>
          <table:table-cell table:number-columns-repeated="16" table:style-name="ce44"/>
          <table:table-cell table:style-name="ce104"/>
          <table:table-cell table:number-columns-repeated="17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5">
          <table:table-cell/>
          <table:table-cell table:style-name="ce22"/>
          <table:table-cell table:number-columns-repeated="34" table:style-name="ce43"/>
          <table:table-cell table:style-name="ce74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26">
            <text:p>Je sollicite une avance sur mes frais de séjour</text:p>
          </table:table-cell>
          <table:table-cell table:number-columns-repeated="21" table:style-name="ce16"/>
          <table:table-cell table:number-columns-repeated="2" table:style-name="ce21"/>
          <table:table-cell table:number-columns-repeated="2" table:style-name="ce16"/>
          <table:table-cell table:style-name="ce21"/>
          <table:table-cell table:number-columns-repeated="2" table:style-name="ce16"/>
          <table:table-cell/>
          <table:table-cell table:style-name="ce21"/>
          <table:table-cell table:style-name="ce17"/>
          <table:table-cell table:number-columns-repeated="3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11">
          <table:table-cell/>
          <table:table-cell calcext:value-type="string" office:value-type="string" table:style-name="ce27">
            <text:p>(Attention : les éléments permettant de saisir l'ordre de mission doivent être transmis au moins <text:span text:style-name="T3">3</text:span><text:span text:style-name="T4"> semaines à l'avance)</text:span></text:p>
          </table:table-cell>
          <table:table-cell table:number-columns-repeated="34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number-columns-repeated="38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16">
            <text:p><text:span text:style-name="T5">Commentaire</text:span><text:span text:style-name="T6"> </text:span><text:span text:style-name="T7">(Préciser ici toute information complémentaire paraissant utile)</text:span></text:p>
          </table:table-cell>
          <table:table-cell table:style-name="ce21"/>
          <table:table-cell table:number-columns-repeated="34" table:style-name="ce16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table:number-columns-spanned="36" table:number-rows-spanned="7" table:style-name="ce12"/>
          <table:covered-table-cell table:number-columns-repeated="34" table:style-name="ce36"/>
          <table:covered-table-cell table:style-name="ce118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4"/>
          <table:covered-table-cell table:number-columns-repeated="34" table:style-name="ce38"/>
          <table:covered-table-cell table:style-name="ce120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/>
          <table:table-cell calcext:value-type="string" office:value-type="string" table:style-name="ce10">
            <text:p>Information gestionnaire</text:p>
          </table:table-cell>
          <table:table-cell table:number-columns-repeated="25"/>
          <table:table-cell table:number-columns-repeated="10" table:style-name="ce3"/>
          <table:table-cell table:number-columns-repeated="987"/>
        </table:table-row>
        <table:table-row table:style-name="ro2">
          <table:table-cell/>
          <table:table-cell table:number-columns-spanned="36" table:number-rows-spanned="5" table:style-name="ce28"/>
          <table:covered-table-cell table:number-columns-repeated="34" table:style-name="ce50"/>
          <table:covered-table-cell table:style-name="ce145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30"/>
          <table:covered-table-cell table:number-columns-repeated="34" table:style-name="ce52"/>
          <table:covered-table-cell table:style-name="ce147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/>
          <table:table-cell table:style-name="ce53"/>
          <table:table-cell table:number-columns-repeated="1021"/>
        </table:table-row>
        <table:table-row table:number-rows-repeated="1048489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3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1.25cm"/>
      <style:text-properties fo:country="FR" fo:language="fr" style:country-asian="CN" style:country-complex="IN" style:font-name="Liberation Sans" style:font-name-asian="DejaVu Sans" style:font-name-complex="DejaVu Sans" style:language-asian="zh" style:language-complex="hi"/>
    </style:default-style>
    <style:default-style style:family="graphic">
      <style:graphic-properties draw:fill-color="#729fcf" draw:shadow-offset-x="0.3cm" draw:shadow-offset-y="0.3cm" fo:wrap-option="no-wrap" svg:stroke-color="#3465a4"/>
      <style:paragraph-properties style:font-independent-line-spacing="false" style:line-break="strict" style:punctuation-wrap="simple" style:text-autospace="ideograph-alpha" style:writing-mode="page">
        <style:tab-stops/>
      </style:paragraph-properties>
      <style:text-properties fo:country="FR" fo:font-family="'Liberation Serif'" fo:font-size="12pt" fo:language="fr" style:country-asian="CN" style:country-complex="IN" style:font-family-generic="roman" style:font-name-asian="DejaVu Sans" style:font-name-complex="DejaVu Sans" style:font-pitch="variable" style:font-size-asian="12pt" style:font-size-complex="12pt" style:language-asian="zh" style:language-complex="hi" style:letter-kerning="true" style:use-window-font-color="true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7P0" style:condition="value()&gt;=0"/>
    </number:currency-style>
    <number:number-style style:name="N109P0" style:volatile="true">
      <number:number number:decimal-places="0" number:grouping="true" number:min-integer-digits="1"/>
      <number:text> €</number:text>
    </number:number-style>
    <number:number-style style:name="N109">
      <number:text>-</number:text>
      <number:number number:decimal-places="0" number:grouping="true" number:min-integer-digits="1"/>
      <number:text> €</number:text>
      <style:map style:apply-style-name="N109P0" style:condition="value()&gt;=0"/>
    </number:number-style>
    <number:number-style style:name="N110P0" style:volatile="true">
      <number:number number:decimal-places="0" number:grouping="true" number:min-integer-digits="1"/>
      <number:text> €</number:text>
    </number:number-style>
    <number:number-style style:name="N110">
      <style:text-properties fo:color="#ff0000"/>
      <number:text>-</number:text>
      <number:number number:decimal-places="0" number:grouping="true" number:min-integer-digits="1"/>
      <number:text> €</number:text>
      <style:map style:apply-style-name="N110P0" style:condition="value()&gt;=0"/>
    </number:number-style>
    <number:number-style style:name="N112P0" style:volatile="true">
      <number:number number:decimal-places="2" number:grouping="true" number:min-integer-digits="1"/>
      <number:text> €</number:text>
    </number:number-style>
    <number:number-style style:name="N112">
      <number:text>-</number:text>
      <number:number number:decimal-places="2" number:grouping="true" number:min-integer-digits="1"/>
      <number:text> €</number:text>
      <style:map style:apply-style-name="N112P0" style:condition="value()&gt;=0"/>
    </number:number-style>
    <number:number-style style:name="N113P0" style:volatile="true">
      <number:number number:decimal-places="2" number:grouping="true" number:min-integer-digits="1"/>
      <number:text> €</number:text>
    </number:number-style>
    <number:number-style style:name="N113">
      <style:text-properties fo:color="#ff0000"/>
      <number:text>-</number:text>
      <number:number number:decimal-places="2" number:grouping="true" number:min-integer-digits="1"/>
      <number:text> €</number:text>
      <style:map style:apply-style-name="N113P0" style:condition="value()&gt;=0"/>
    </number:number-style>
    <number:number-style style:name="N117P0" style:volatile="true">
      <number:text> </number:text>
      <loext:fill-character> </loext:fill-character>
      <number:number number:decimal-places="0" number:grouping="true" number:min-integer-digits="1"/>
      <number:text>    </number:text>
    </number:number-style>
    <number:number-style style:name="N117P1" style:volatile="true">
      <number:text>-</number:text>
      <loext:fill-character> </loext:fill-character>
      <number:number number:decimal-places="0" number:grouping="true" number:min-integer-digits="1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apply-style-name="N117P0" style:condition="value()&gt;0"/>
      <style:map style:apply-style-name="N117P1" style:condition="value()&lt;0"/>
      <style:map style:apply-style-name="N117P2" style:condition="value()=0"/>
    </number:text-style>
    <number:number-style style:name="N121P0" style:volatile="true">
      <number:text> </number:text>
      <loext:fill-character> </loext:fill-character>
      <number:number number:decimal-places="0" number:grouping="true" number:min-integer-digits="1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grouping="true" number:min-integer-digits="1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apply-style-name="N121P0" style:condition="value()&gt;0"/>
      <style:map style:apply-style-name="N121P1" style:condition="value()&lt;0"/>
      <style:map style:apply-style-name="N121P2" style:condition="value()=0"/>
    </number:text-style>
    <number:number-style style:name="N125P0" style:volatile="true">
      <number:text> </number:text>
      <loext:fill-character> </loext:fill-character>
      <number:number number:decimal-places="2" number:grouping="true" number:min-integer-digits="1"/>
      <number:text>    </number:text>
    </number:number-style>
    <number:number-style style:name="N125P1" style:volatile="true">
      <number:text>-</number:text>
      <loext:fill-character> </loext:fill-character>
      <number:number number:decimal-places="2" number:grouping="true" number:min-integer-digits="1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loext:fill-character> </loext:fill-character>
      <number:number number:decimal-places="2" number:grouping="true" number:min-integer-digits="1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grouping="true" number:min-integer-digits="1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time-style style:name="N130">
      <number:minutes number:style="long"/>
      <number:text>:</number:text>
      <number:seconds number:style="long"/>
    </number:time-style>
    <number:time-style number:truncate-on-overflow="false"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decimal-places="1" number:style="long"/>
    </number:time-style>
    <number:number-style style:name="N133">
      <number:scientific-number number:decimal-places="1" number:min-exponent-digits="1" number:min-integer-digits="3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apply-style-name="N134P0" style:condition="value()&gt;=0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apply-style-name="N136P0" style:condition="value()&gt;=0"/>
    </number:text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apply-style-name="N138P0" style:condition="value()&gt;0"/>
      <style:map style:apply-style-name="N138P1" style:condition="value()&lt;0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apply-style-name="N140P0" style:condition="value()&gt;0"/>
      <style:map style:apply-style-name="N140P1" style:condition="value()&lt;0"/>
    </number:number-style>
    <number:currency-style style:name="N142P0" style:volatile="true">
      <number:currency-symbol number:country="FR" number:language="fr">€</number:currency-symbol>
      <number:text> </number:text>
      <number:number number:decimal-places="2" number:grouping="true" number:min-integer-digits="1"/>
      <number:text> </number:text>
    </number:currency-style>
    <number:currency-style style:name="N142">
      <style:text-properties fo:color="#ff0000"/>
      <number:text>(</number:text>
      <number:currency-symbol number:country="FR" number:language="fr">€</number:currency-symbol>
      <number:text> </number:text>
      <number:number number:decimal-places="2" number:grouping="true" number:min-integer-digits="1"/>
      <number:text>)</number:text>
      <style:map style:apply-style-name="N142P0" style:condition="value()&gt;=0"/>
    </number:currency-style>
    <number:currency-style style:name="N143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43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43P0" style:condition="value()&gt;=0"/>
    </number:currency-style>
    <number:date-style number:country="FR" number:language="fr" style:name="N10106">
      <number:day number:style="long"/>
      <number:text>-</number:text>
      <number:month number:textual="true"/>
      <number:text>-</number:text>
      <number:year/>
    </number:date-style>
    <number:date-style number:country="FR" number:language="fr" style:name="N10107">
      <number:day number:style="long"/>
      <number:text>-</number:text>
      <number:month number:textual="true"/>
    </number:date-style>
    <number:date-style number:country="FR" number:language="fr" style:name="N10108">
      <number:month number:textual="true"/>
      <number:text>-</number:text>
      <number:year/>
    </number:date-style>
    <number:time-style number:country="FR" number:language="fr" style:name="N10109">
      <number:hours/>
      <number:text>:</number:text>
      <number:minutes number:style="long"/>
      <number:text> </number:text>
      <number:am-pm/>
    </number:time-style>
    <number:time-style number:country="FR" number:language="fr" style:name="N10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number:country="FR" number:language="fr" style:name="N101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number:country="FR" number:language="fr" style:name="N10113P0" style:volatile="true">
      <number:number number:decimal-places="0" number:grouping="true" number:min-integer-digits="1"/>
      <number:text>   </number:text>
    </number:number-style>
    <number:number-style number:country="FR" number:language="fr" style:name="N10113">
      <number:text>-</number:text>
      <number:number number:decimal-places="0" number:grouping="true" number:min-integer-digits="1"/>
      <number:text>   </number:text>
      <style:map style:apply-style-name="N10113P0" style:condition="value()&gt;=0"/>
    </number:number-style>
    <number:number-style number:country="FR" number:language="fr" style:name="N10114P0" style:volatile="true">
      <number:number number:decimal-places="0" number:grouping="true" number:min-integer-digits="1"/>
      <number:text>   </number:text>
    </number:number-style>
    <number:number-style number:country="FR" number:language="fr" style:name="N10114">
      <style:text-properties fo:color="#ff0000"/>
      <number:text>-</number:text>
      <number:number number:decimal-places="0" number:grouping="true" number:min-integer-digits="1"/>
      <number:text>   </number:text>
      <style:map style:apply-style-name="N10114P0" style:condition="value()&gt;=0"/>
    </number:number-style>
    <number:number-style number:country="FR" number:language="fr" style:name="N10116P0" style:volatile="true">
      <number:number number:decimal-places="2" number:grouping="true" number:min-integer-digits="1"/>
      <number:text>   </number:text>
    </number:number-style>
    <number:number-style number:country="FR" number:language="fr" style:name="N10116">
      <number:text>-</number:text>
      <number:number number:decimal-places="2" number:grouping="true" number:min-integer-digits="1"/>
      <number:text>   </number:text>
      <style:map style:apply-style-name="N10116P0" style:condition="value()&gt;=0"/>
    </number:number-style>
    <number:number-style number:country="FR" number:language="fr" style:name="N10117P0" style:volatile="true">
      <number:number number:decimal-places="2" number:grouping="true" number:min-integer-digits="1"/>
      <number:text>   </number:text>
    </number:number-style>
    <number:number-style number:country="FR" number:language="fr" style:name="N10117">
      <style:text-properties fo:color="#ff0000"/>
      <number:text>-</number:text>
      <number:number number:decimal-places="2" number:grouping="true" number:min-integer-digits="1"/>
      <number:text>   </number:text>
      <style:map style:apply-style-name="N10117P0" style:condition="value()&gt;=0"/>
    </number:number-style>
    <number:number-style number:country="FR" number:language="fr" style:name="N10119P0" style:volatile="true">
      <number:number number:decimal-places="0" number:grouping="true" number:min-integer-digits="1"/>
      <number:text> €</number:text>
    </number:number-style>
    <number:number-style number:country="FR" number:language="fr" style:name="N10119">
      <number:text>-</number:text>
      <number:number number:decimal-places="0" number:grouping="true" number:min-integer-digits="1"/>
      <number:text> €</number:text>
      <style:map style:apply-style-name="N10119P0" style:condition="value()&gt;=0"/>
    </number:number-style>
    <number:number-style number:country="FR" number:language="fr" style:name="N10120P0" style:volatile="true">
      <number:number number:decimal-places="0" number:grouping="true" number:min-integer-digits="1"/>
      <number:text> €</number:text>
    </number:number-style>
    <number:number-style number:country="FR" number:language="fr" style:name="N10120">
      <style:text-properties fo:color="#ff0000"/>
      <number:text>-</number:text>
      <number:number number:decimal-places="0" number:grouping="true" number:min-integer-digits="1"/>
      <number:text> €</number:text>
      <style:map style:apply-style-name="N10120P0" style:condition="value()&gt;=0"/>
    </number:number-style>
    <number:number-style number:country="FR" number:language="fr" style:name="N10122P0" style:volatile="true">
      <number:number number:decimal-places="2" number:grouping="true" number:min-integer-digits="1"/>
      <number:text> €</number:text>
    </number:number-style>
    <number:number-style number:country="FR" number:language="fr" style:name="N10122">
      <number:text>-</number:text>
      <number:number number:decimal-places="2" number:grouping="true" number:min-integer-digits="1"/>
      <number:text> €</number:text>
      <style:map style:apply-style-name="N10122P0" style:condition="value()&gt;=0"/>
    </number:number-style>
    <number:number-style number:country="FR" number:language="fr" style:name="N10123P0" style:volatile="true">
      <number:number number:decimal-places="2" number:grouping="true" number:min-integer-digits="1"/>
      <number:text> €</number:text>
    </number:number-style>
    <number:number-style number:country="FR" number:language="fr" style:name="N10123">
      <style:text-properties fo:color="#ff0000"/>
      <number:text>-</number:text>
      <number:number number:decimal-places="2" number:grouping="true" number:min-integer-digits="1"/>
      <number:text> €</number:text>
      <style:map style:apply-style-name="N10123P0" style:condition="value()&gt;=0"/>
    </number:number-style>
    <style:style style:family="table-cell" style:name="Default">
      <style:table-cell-properties fo:padding="0.071cm" style:rotation-align="none"/>
      <style:text-properties fo:font-family="Arial" style:font-family-asian="'Droid Sans Fallback'" style:font-family-complex="FreeSans" style:font-family-generic-asian="system" style:font-family-generic-complex="system" style:font-name="Arial" style:font-name-asian="Droid Sans Fallback" style:font-name-complex="FreeSans" style:font-pitch-asian="variable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0cm" fo:margin-left="0cm" fo:margin-right="0cm" fo:margin-top="0.801cm" style:first-page-number="continue" style:num-format="1" style:print-orientation="portrait" style:scale-to="100%" style:table-centering="both" style:writing-mode="lr-tb"/>
      <style:header-style>
        <style:header-footer-properties fo:margin-bottom="1.247cm" fo:margin-left="1.9cm" fo:margin-right="1.9cm" fo:min-height="0.75cm"/>
      </style:header-style>
      <style:footer-style>
        <style:header-footer-properties fo:margin-left="1.9cm" fo:margin-right="1.9cm" fo:margin-top="0cm" fo:min-height="0.75cm"/>
      </style:footer-style>
    </style:page-layout>
    <style:page-layout style:name="Mpm4">
      <style:page-layout-properties fo:margin-bottom="2.499cm" fo:margin-left="2cm" fo:margin-right="2cm" fo:margin-top="2.499cm" style:first-page-number="continue" style:writing-mode="lr-tb"/>
      <style:header-style>
        <style:header-footer-properties fo:margin-bottom="0cm" fo:margin-left="0cm" fo:margin-right="0cm" fo:min-height="0.75cm"/>
      </style:header-style>
      <style:footer-style>
        <style:header-footer-properties fo:margin-left="0cm" fo:margin-right="0cm" fo:margin-top="0cm" fo:min-height="0.7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2:14.97695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display-name="PageStyle_Feuil1" style:name="PageStyle_5f_Feuil1" style:page-layout-name="Mpm3">
      <style:header/>
      <style:header-left style:display="false"/>
      <style:footer style:display="false"/>
      <style:footer-left style:display="false"/>
    </style:master-page>
    <style:master-page style:display-name="PageStyle_Feuil2" style:name="PageStyle_5f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Feuil3" style:name="PageStyle_5f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sar FAIVRE</meta:initial-creator>
    <meta:creation-date>2008-09-16T10:06:48</meta:creation-date>
    <dc:creator>olivier </dc:creator>
    <dc:date>2016-12-20T16:32:27.074171862</dc:date>
    <meta:print-date>2013-05-29T16:34:28</meta:print-date>
    <meta:generator>LibreOffice/4.3.3.2$Linux_X86_64 LibreOffice_project/430m0$Build-2</meta:generator>
    <meta:editing-duration>PT28S</meta:editing-duration>
    <meta:editing-cycles>2</meta:editing-cycles>
    <meta:document-statistic meta:table-count="3" meta:cell-count="62" meta:object-count="1"/>
  </office:meta>
</office:document-meta>
</file>